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54.4pt"/>
    </style:style>
    <style:style style:name="co13" style:family="table-column">
      <style:table-column-properties fo:break-before="auto" style:column-width="655.46pt"/>
    </style:style>
    <style:style style:name="co14" style:family="table-column">
      <style:table-column-properties fo:break-before="auto" style:column-width="54.34pt"/>
    </style:style>
    <style:style style:name="co15" style:family="table-column">
      <style:table-column-properties fo:break-before="auto" style:column-width="326.1pt"/>
    </style:style>
    <style:style style:name="co16" style:family="table-column">
      <style:table-column-properties fo:break-before="auto" style:column-width="51.11pt"/>
    </style:style>
    <style:style style:name="co17" style:family="table-column">
      <style:table-column-properties fo:break-before="auto" style:column-width="221.81pt"/>
    </style:style>
    <style:style style:name="co18" style:family="table-column">
      <style:table-column-properties fo:break-before="auto" style:column-width="429.79pt"/>
    </style:style>
    <style:style style:name="co19" style:family="table-column">
      <style:table-column-properties fo:break-before="auto" style:column-width="74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ext-properties fo:font-weight="normal" style:font-weight-asian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/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37"/>
    <style:style style:name="ce2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37">
      <style:text-properties fo:font-weight="normal" style:font-weight-asian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Last Updated</text:p>
          </table:table-cell>
          <table:table-cell table:style-name="ce25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25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4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6" office:value-type="string" calcext:value-type="string">
            <text:p>Trend #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SD 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Confidence (1-5)</text:p>
          </table:table-cell>
          <table:table-cell table:style-name="ce26" office:value-type="string" calcext:value-type="string">
            <text:p>ID Code</text:p>
          </table:table-cell>
          <table:table-cell table:style-name="ce26" office:value-type="string" calcext:value-type="string">
            <text:p>Contributed by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31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31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31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29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26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number-columns-repeated="2" table:default-cell-style-name="Default"/>
        <table:table-column table:style-name="co12" table:default-cell-style-name="ce34"/>
        <table:table-column table:style-name="co13" table:default-cell-style-name="Default"/>
        <table:table-column table:style-name="co10" table:default-cell-style-name="ce29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31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7" calcext:value-type="percentage">
            <text:p>57.0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streak&lt;=-4 and tA(margin,N=4)&lt;=-16 and op:H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H+and+D+and+season%3E%3D201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A+and+D+and+season%3E%3D2013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office:value-type="date" office:date-value="2018-11-16" calcext:value-type="date">
            <text:p>11/16/18</text:p>
          </table:table-cell>
          <table:table-cell table:style-name="ce35" office:value-type="percentage" office:value="0.622" calcext:value-type="percentage">
            <text:p>62.20%</text:p>
          </table:table-cell>
          <table:table-cell office:value-type="string" calcext:value-type="string">
            <text:p>o:conference=A10 and not C and season&gt;=2015 and o:team not in [VCU,MASS] and not o:F and month!=3</text:p>
          </table:table-cell>
          <table:table-cell office:value-type="string" calcext:value-type="string">
            <text:p><text:a xlink:href="http://sportsdatabase.com/ncaabb/query?output=default&amp;sdql=o%3Aconference%3DA10+and+not+C+and+season%3E%3D2015+and+o%3Ateam+not+in+[VCU%2CMASS]+and+not+o%3AF+and+month!%3D3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5" office:value-type="date" office:date-value="2018-11-16" calcext:value-type="date">
            <text:p>11/16/18</text:p>
          </table:table-cell>
          <table:table-cell table:style-name="ce35" office:value-type="percentage" office:value="0.575" calcext:value-type="percentage">
            <text:p>57.50%</text:p>
          </table:table-cell>
          <table:table-cell office:value-type="string" calcext:value-type="string">
            <text:p>o:conference=BIGW and not C and F and rest-o:rest&gt;=0 and o:team not in [UCDAV,HAW]</text:p>
          </table:table-cell>
          <table:table-cell office:value-type="string" calcext:value-type="string">
            <text:p><text:a xlink:href="http://sportsdatabase.com/ncaabb/query?output=default&amp;sdql=o%3Aconference%3DBIGW+and+not+C+and+F+and+rest-o%3Arest%3E%3D0+and+o%3Ateam+not+in+[UCDAV%2CHAW]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Susceptible to becoming outda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5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angl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4"/>
          <table:table-cell table:number-columns-repeated="5"/>
        </table:table-row>
        <table:table-row table:style-name="ro4">
          <table:table-cell/>
          <table:table-cell table:style-name="ce33"/>
          <table:table-cell/>
          <table:table-cell table:style-name="ce36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6"/>
          <table:table-cell table:number-columns-repeated="3"/>
        </table:table-row>
        <table:table-row table:style-name="ro4" table:number-rows-repeated="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table:style-name="ce33"/>
          <table:table-cell table:number-columns-repeated="3"/>
        </table:table-row>
        <table:table-row table:style-name="ro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4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FL" table:style-name="ta1" table:print="false">
        <table:table-column table:style-name="co11" table:default-cell-style-name="ce25"/>
        <table:table-column table:style-name="co10" table:default-cell-style-name="ce3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</table:table>
      <table:table table:name="NCAAFB" table:style-name="ta1">
        <table:table-column table:style-name="co11" table:default-cell-style-name="Default"/>
        <table:table-column table:style-name="co10" table:default-cell-style-name="ce28"/>
        <table:table-column table:style-name="co18" table:default-cell-style-name="Default"/>
        <table:table-column table:style-name="co16" table:default-cell-style-name="ce29"/>
        <table:table-column table:style-name="co19" table:default-cell-style-name="ce29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Date Checked</text:p>
          </table:table-cell>
          <table:table-cell table:style-name="ce27" office:value-type="string" calcext:value-type="string">
            <text:p>Win Rate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TYPE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table:style-name="ce25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table:style-name="ce25" office:value-type="date" office:date-value="2018-11-14" calcext:value-type="date">
            <text:p>11/14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week in [11,12] and season&gt;=2008 and (tS(ats margin&gt;0) / (tS(W)+tS(L)))&gt;=0.75 and (A or D)</text:p>
          </table:table-cell>
          <table:table-cell office:value-type="string" calcext:value-type="string">
            <text:p><text:a xlink:href="http://sportsdatabase.com/ncaafb/query?output=default&amp;sdql=week+in+[11%2C12]+and+season%3E%3D2008+and+(tS(ats+margin%3E0)+%2F+(tS(W)%2BtS(L)))%3E%3D0.75+and+(A+or+D)" xlink:type="simple">link</text:a></text:p>
          </table:table-cell>
          <table:table-cell office:value-type="string" calcext:value-type="string">
            <text:p>ATS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ce2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HL" table:style-name="ta1">
        <table:table-column table:style-name="co10" table:default-cell-style-name="ce27"/>
        <table:table-column table:style-name="co15" table:default-cell-style-name="ce26"/>
        <table:table-column table:style-name="co16" table:default-cell-style-name="ce30"/>
        <table:table-column table:style-name="co17" table:default-cell-style-name="ce26"/>
        <table:table-column table:style-name="co10" table:default-cell-style-name="ce26"/>
        <table:table-row table:style-name="ro1">
          <table:table-cell office:value-type="string" calcext:value-type="string">
            <text:p>Win Rate</text:p>
          </table:table-cell>
          <table:table-cell office:value-type="string" calcext:value-type="string">
            <text:p>Trend Cod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lated</text:p>
          </table:table-cell>
        </table:table-row>
      </table:table>
      <table:table table:name="MLB" table:style-name="ta1">
        <table:table-column table:style-name="co10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26" office:value-type="string" calcext:value-type="string">
            <text:p>Query #</text:p>
          </table:table-cell>
          <table:table-cell table:style-name="ce27" office:value-type="string" calcext:value-type="string">
            <text:p>Date Added</text:p>
          </table:table-cell>
          <table:table-cell table:style-name="ce26" office:value-type="string" calcext:value-type="string">
            <text:p>Trend Code</text:p>
          </table:table-cell>
          <table:table-cell table:style-name="ce30" office:value-type="string" calcext:value-type="string">
            <text:p>Link</text:p>
          </table:table-cell>
          <table:table-cell table:style-name="ce26" office:value-type="string" calcext:value-type="string">
            <text:p>Comment</text:p>
          </table:table-cell>
          <table:table-cell table:style-name="ce26" office:value-type="string" calcext:value-type="string">
            <text:p>Rela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18-11-16" calcext:value-type="date">
            <text:p>11/16/18</text:p>
          </table:table-cell>
          <table:table-cell office:value-type="string" calcext:value-type="string">
            <text:p>season&gt;=2013 and HF and p:WOW and p:SF&gt;=1</text:p>
          </table:table-cell>
          <table:table-cell table:style-name="ce29" office:value-type="string" calcext:value-type="string">
            <text:p><text:a xlink:href="http://sportsdatabase.com/mlb/query?output=default&amp;su=1&amp;ou=1&amp;sdql=season%3E%3D2013+and+HF+and+p%3AWOW+and+p%3ASF%3E%3D1" xlink:type="simple">link</text:a></text:p>
          </table:table-cell>
          <table:table-cell office:value-type="string" calcext:value-type="string">
            <text:p>After a walk of w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2:54:07.7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9H25M13S</meta:editing-duration>
    <meta:editing-cycles>277</meta:editing-cycles>
    <meta:generator>LibreOffice/6.0.6.2$Windows_X86_64 LibreOffice_project/0c292870b25a325b5ed35f6b45599d2ea4458e77</meta:generator>
    <dc:date>2018-11-16T13:02:26.619000000</dc:date>
    <meta:document-statistic meta:table-count="7" meta:cell-count="775" meta:object-count="0"/>
    <meta:user-defined meta:name="Info 1"/>
    <meta:user-defined meta:name="Info 2"/>
    <meta:user-defined meta:name="Info 3"/>
    <meta:user-defined meta:name="Info 4"/>
  </office:meta>
</office:document-meta>
</file>